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r'</text:p>
          </table:table-cell>
          <table:table-cell table:formula="of:=SQRT(  POWER([.B3];2) + POWER (  ([.B2]-[.B1])/2              ;2))" office:value-type="float" office:value="3.60555127546399">
            <text:p>3.6055512755</text:p>
          </table:table-cell>
        </table:table-row>
        <table:table-row table:style-name="ro1">
          <table:table-cell office:value-type="string">
            <text:p>Alpha</text:p>
          </table:table-cell>
          <table:table-cell table:formula="of:=ASIN([.B3]/[.B6])" office:value-type="float" office:value="0.982793723247329">
            <text:p>0.9827937232</text:p>
          </table:table-cell>
        </table:table-row>
        <table:table-row table:style-name="ro1">
          <table:table-cell office:value-type="string">
            <text:p>R </text:p>
          </table:table-cell>
          <table:table-cell table:formula="of:= [.B2]/ (    2* SIN (   (PI()/2 ) - [.B7])                          )" office:value-type="float" office:value="5.40832691319598">
            <text:p>5.4083269132</text:p>
          </table:table-cell>
        </table:table-row>
        <table:table-row table:style-name="ro1">
          <table:table-cell office:value-type="string">
            <text:p>Theta</text:p>
          </table:table-cell>
          <table:table-cell table:formula="of:=180*[.B2]/[.B8]" office:value-type="float" office:value="199.692070641082">
            <text:p>199.69207064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17/08/2012</text:date>, <text:time>06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7T06:20:44</meta:creation-date>
    <dc:date>2012-08-17T06:33:19</dc:date>
    <meta:editing-duration>PT12M35S</meta:editing-duration>
    <meta:editing-cycles>1</meta:editing-cycles>
    <meta:document-statistic meta:table-count="3" meta:cell-count="14" meta:object-count="0"/>
    <meta:generator>LibreOffice/3.3$Unix LibreOffice_project/330m19$Build-401</meta:generator>
  </office:meta>
</office:document-meta>
</file>